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51cm" fo:margin-right="0cm" fo:margin-top="0.423cm" fo:margin-bottom="0cm" loext:contextual-spacing="true" fo:line-height="100%" fo:text-indent="0cm" style:auto-text-indent="false"/>
      <style:text-properties officeooo:paragraph-rsid="000b157d"/>
    </style:style>
    <style:style style:name="P2"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paragraph-rsid="000b157d" style:font-size-asian="12pt" style:font-name-complex="Times New Roman1" style:font-size-complex="12pt"/>
    </style:style>
    <style:style style:name="P3"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0db92e" officeooo:paragraph-rsid="000f3c7f" style:font-size-asian="12pt" style:font-name-complex="Times New Roman1" style:font-size-complex="12pt"/>
    </style:style>
    <style:style style:name="P4"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0db92e" officeooo:paragraph-rsid="0013c993" style:font-size-asian="12pt" style:font-name-complex="Times New Roman1" style:font-size-complex="12pt"/>
    </style:style>
    <style:style style:name="P5"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148e2f" officeooo:paragraph-rsid="00148e2f" style:font-size-asian="12pt" style:font-name-complex="Times New Roman1" style:font-size-complex="12pt"/>
    </style:style>
    <style:style style:name="P6"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166f1b" officeooo:paragraph-rsid="00166f1b" style:font-size-asian="12pt" style:font-name-complex="Times New Roman1" style:font-size-complex="12pt"/>
    </style:style>
    <style:style style:name="P7"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166f1b" officeooo:paragraph-rsid="001ceecc" style:font-size-asian="12pt" style:font-name-complex="Times New Roman1" style:font-size-complex="12pt"/>
    </style:style>
    <style:style style:name="P8"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1a8fbf" officeooo:paragraph-rsid="001a8fbf" style:font-size-asian="12pt" style:font-name-complex="Times New Roman1" style:font-size-complex="12pt"/>
    </style:style>
    <style:style style:name="P9"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1b248b" officeooo:paragraph-rsid="001b248b" style:font-size-asian="12pt" style:font-name-complex="Times New Roman1" style:font-size-complex="12pt"/>
    </style:style>
    <style:style style:name="P10" style:family="paragraph" style:parent-style-name="Standard">
      <style:paragraph-properties fo:margin-left="1.251cm" fo:margin-right="0cm" fo:margin-top="0.423cm" fo:margin-bottom="0cm" loext:contextual-spacing="true" fo:line-height="100%" fo:text-indent="0cm" style:auto-text-indent="false"/>
      <style:text-properties style:font-name="Times New Roman" fo:font-size="12pt" officeooo:rsid="001ceecc" officeooo:paragraph-rsid="001ceecc" style:font-size-asian="12pt" style:font-name-complex="Times New Roman1" style:font-size-complex="12pt"/>
    </style:style>
    <style:style style:name="P11" style:family="paragraph" style:parent-style-name="Standard">
      <style:paragraph-properties fo:margin-left="1.251cm" fo:margin-right="0cm" fo:margin-top="0.423cm" fo:margin-bottom="0cm" loext:contextual-spacing="true" fo:line-height="100%" fo:text-indent="0cm" style:auto-text-indent="false"/>
      <style:text-properties officeooo:rsid="000c2423" officeooo:paragraph-rsid="000c2423"/>
    </style:style>
    <style:style style:name="P12" style:family="paragraph" style:parent-style-name="Standard">
      <style:paragraph-properties fo:margin-left="1.251cm" fo:margin-right="0cm" fo:margin-top="0.423cm" fo:margin-bottom="0cm" loext:contextual-spacing="true" fo:line-height="100%" fo:text-indent="0cm" style:auto-text-indent="false"/>
      <style:text-properties fo:font-weight="normal" officeooo:rsid="000c2423" officeooo:paragraph-rsid="000c2423" style:font-weight-asian="normal" style:font-weight-complex="normal"/>
    </style:style>
    <style:style style:name="P13" style:family="paragraph" style:parent-style-name="Standard">
      <style:paragraph-properties fo:margin-left="1.251cm" fo:margin-right="0cm" fo:margin-top="0.423cm" fo:margin-bottom="0cm" loext:contextual-spacing="true" fo:line-height="100%" fo:text-indent="0cm" style:auto-text-indent="false"/>
      <style:text-properties fo:font-weight="normal" officeooo:rsid="000c2423" officeooo:paragraph-rsid="000cfb22" style:font-weight-asian="normal"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cfb22" style:font-size-asian="12pt" style:font-name-complex="Times New Roman1" style:font-size-complex="12pt"/>
    </style:style>
    <style:style style:name="T3" style:family="text">
      <style:text-properties style:font-name="Times New Roman" fo:font-size="12pt" officeooo:rsid="000f3c7f" style:font-size-asian="12pt" style:font-name-complex="Times New Roman1" style:font-size-complex="12pt"/>
    </style:style>
    <style:style style:name="T4" style:family="text">
      <style:text-properties style:font-name="Times New Roman" fo:font-size="12pt" officeooo:rsid="001071eb"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officeooo:rsid="000f3c7f"/>
    </style:style>
    <style:style style:name="T7" style:family="text">
      <style:text-properties fo:font-weight="normal" style:font-weight-asian="normal" style:font-weight-complex="normal"/>
    </style:style>
    <style:style style:name="T8" style:family="text">
      <style:text-properties fo:font-weight="normal" officeooo:rsid="000c2423" style:font-weight-asian="normal" style:font-weight-complex="normal"/>
    </style:style>
    <style:style style:name="T9" style:family="text">
      <style:text-properties fo:font-weight="normal" officeooo:rsid="00121df6" style:font-weight-asian="normal" style:font-weight-complex="normal"/>
    </style:style>
    <style:style style:name="T10" style:family="text">
      <style:text-properties fo:font-weight="normal" officeooo:rsid="0013c993" style:font-weight-asian="normal" style:font-weight-complex="normal"/>
    </style:style>
    <style:style style:name="T11" style:family="text">
      <style:text-properties fo:font-weight="normal" officeooo:rsid="00148e2f" style:font-weight-asian="normal" style:font-weight-complex="normal"/>
    </style:style>
    <style:style style:name="T12" style:family="text">
      <style:text-properties fo:font-weight="normal" officeooo:rsid="0017ec55" style:font-weight-asian="normal" style:font-weight-complex="normal"/>
    </style:style>
    <style:style style:name="T13" style:family="text">
      <style:text-properties fo:font-weight="normal" officeooo:rsid="00191934" style:font-weight-asian="normal" style:font-weight-complex="normal"/>
    </style:style>
    <style:style style:name="T14" style:family="text">
      <style:text-properties officeooo:rsid="00121d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Marco Legal</text:span></text:p>
      <text:p text:style-name="P11"><text:span text:style-name="T5"/></text:p>
      <text:p text:style-name="P13"><text:span text:style-name="T4">El Marco Legal de la presente Investigación se origina de</text:span><text:span text:style-name="T3"> los cuerpos legales vigentes, </text:span><text:span text:style-name="T4">la misma </text:span><text:span text:style-name="T3">que </text:span><text:span text:style-name="T1">tiene concordancia con el uso de las Tecnologías de la información </text:span><text:span text:style-name="T3">en la Educación</text:span><text:span text:style-name="T2">, </text:span><text:span text:style-name="T3">dentro de la</text:span><text:span text:style-name="T2"> constitución de la República del Ecuador (2008) </text:span><text:span text:style-name="T3">se determin</text:span><text:span text:style-name="T4">o que</text:span><text:span text:style-name="T3"> los siguientes artículos </text:span><text:span text:style-name="T4">son de interés</text:span><text:span text:style-name="T2">: <text:s text:c="2"/></text:span></text:p>
      <text:p text:style-name="P12"><text:span text:style-name="T2"/></text:p>
      <text:p text:style-name="P1"><text:span text:style-name="T5">Art. 16.-</text:span><text:span text:style-name="T1"> Todas las personas, en forma individual o colectiva, tienen derecho a:</text:span></text:p>
      <text:p text:style-name="P2">2. El acceso universal a las tecnologías de información y comunicación. (Const., 2008, art. 16)</text:p>
      <text:p text:style-name="P1"><text:span text:style-name="T5">Art. 347.-</text:span><text:span text:style-name="T1"> Será responsabilidad del Estado:</text:span></text:p>
      <text:p text:style-name="P2">8. Incorporar las tecnologías de la información y comunicación en el proceso educativo y propiciar el enlace de la enseñanza con las actividades productivas o sociales. (Const., 2008, art. 347)</text:p>
      <text:p text:style-name="P2"/>
      <text:p text:style-name="P3">De acuerdo a lo que la Constitución de la República del Ecuador(2008), establece tiene una <text:span text:style-name="T14">relación</text:span> con el Código de la Niñez y la Adolescencia en su artículo 37, en cuanto al derecho que tienen todos los niños a una educación de calidad en la cual se deberá utilizar herramientas y Metodologías adecuadas para que <text:s/>cumplan con cabalidad los objetivos <text:span text:style-name="T6">de los programas de educación</text:span> <text:span text:style-name="T6">planteados en el articulo 38 del presente código. (Código de la Niñez y Adolescia, 2008)</text:span></text:p>
      <text:p text:style-name="P3"/>
      <text:p text:style-name="P4"><text:span text:style-name="T9">Es de suma importancia definir que la investigación se la realizo en</text:span><text:span text:style-name="T8"> la etapa de </text:span><text:span text:style-name="T9">educación </text:span><text:span text:style-name="T8">primaria en la cual los estudiantes desarrollan sus destrezas. </text:span><text:span text:style-name="T9">Con lo cual es pertinente complementar lo expuesto en la Constitución con lo que establece la Ley Orgánica de Educación Intercultural LOEI en su articulo 2, que habla de los principios generales de la actividad educactiva, en su literal h</text:span><text:span text:style-name="T10"> contempla el interaprendizaje y multiaprendizaje que considera a los instrumentos tecnológicos como una ayuda en el refuerzo de la educación logrando alcanzar en los niños un desarrollo personal y colectivo. </text:span><text:span text:style-name="T11">(LOEI, 2011)</text:span></text:p>
      <text:p text:style-name="P4"><text:span text:style-name="T10"/></text:p>
      <text:p text:style-name="P5"><text:span text:style-name="T9">E</text:span><text:span text:style-name="T7">n el Articulo 6 <text:s/>de la LOEI, se establece las obligaciones que tiene el estado <text:s/>en garantizar la educación la calidad, en el literal j compete el de garantizar la alfabetización digital y el uso de las tecnologías de la información en el proceso educativo. (LOEI, 2011)</text:span></text:p>
      <text:p text:style-name="P5"><text:span text:style-name="T7"/></text:p>
      <text:p text:style-name="P6"><text:span text:style-name="T7">En referencia a las destrezas que los niñ</text:span><text:span text:style-name="T12">a</text:span><text:span text:style-name="T7">s </text:span><text:span text:style-name="T12">de </text:span><text:span text:style-name="T13">primeros años de educación básica de entre 4 a 6</text:span><text:span text:style-name="T12"> años de edad </text:span><text:span text:style-name="T7">de</text:span><text:span text:style-name="T12">ben desarrollar <text:s/>el Curr</text:span><text:span text:style-name="T13">ículo de EGB y BGU establece que “las tecnologías de la información y de la comunicación formarán parte del uso habitual como instrumento facilitador para el desarrollo del curriculo.” <text:s/>( Currículo EGB y BGU, pag 15, 2017)</text:span></text:p>
      <text:p text:style-name="P6"><text:span text:style-name="T13"/></text:p>
      <text:p text:style-name="P8"><text:span text:style-name="T7">En cuanto a los ámbitos de desarrollo y aprendizaje que se deberían tomar en cuenta para la presente investigación el Currículo de EGB y BGU establece:</text:span></text:p>
      <text:p text:style-name="P8"><text:span text:style-name="T7"/></text:p>
      <text:p text:style-name="P8"><text:span text:style-name="T7">Relaciones lógico matemática:</text:span></text:p>
      <text:p text:style-name="P8"><text:span text:style-name="T7"/></text:p>
      <text:p text:style-name="P8"><text:span text:style-name="T7">M.1.4. 2. Reconocer la posición de objetos del entorno: derecha, izquierda.</text:span></text:p>
      <text:p text:style-name="P8"><text:span text:style-name="T7">M.1.4.3. Reconocer la derecha e izquierda de los demás.</text:span></text:p>
      <text:p text:style-name="P8"><text:span text:style-name="T7">M.1.4.4. Distinguir la ubicación de objetos del entorno según las nociones arriba/abajo, delante/atrás y encima/debajo.</text:span></text:p>
      <text:p text:style-name="P8"><text:span text:style-name="T7"><text:s text:c="2"/></text:span></text:p>
      <text:p text:style-name="P9"><text:span text:style-name="T7">Comprensión y expresión oral y escrita:</text:span></text:p>
      <text:p text:style-name="P9"><text:span text:style-name="T7"/></text:p>
      <text:p text:style-name="P10"><text:soft-page-break/><text:span text:style-name="T7">LL.15.15. Utiliza recursos digitales para satisfacer sus necesidades de ocio y aprendizaje.</text:span></text:p>
      <text:p text:style-name="P10"><text:span text:style-name="T7"/></text:p>
      <text:p text:style-name="P7"><text:span text:style-name="T13">( Currículo EGB y BGU, 2017)</text:span></text:p>
      <text:p text:style-name="P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0:10:06.355467247</meta:creation-date>
    <dc:date>2018-08-02T11:24:39.013126132</dc:date>
    <meta:editing-duration>PT49M35S</meta:editing-duration>
    <meta:editing-cycles>13</meta:editing-cycles>
    <meta:generator>LibreOffice/5.1.6.2$Linux_X86_64 LibreOffice_project/10m0$Build-2</meta:generator>
    <meta:document-statistic meta:table-count="0" meta:image-count="0" meta:object-count="0" meta:page-count="2" meta:paragraph-count="19" meta:word-count="490" meta:character-count="3027" meta:non-whitespace-character-count="2545"/>
  </office:meta>
</office:document-meta>
</file>